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orris Jastrow Jr.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12, 1893</text:p>
      <text:p text:style-name="P6">Month<text:tab/><text:tab/><text:tab/><text:tab/><text:tab/><text:tab/>Dec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Library of/</text:p>
      <text:p text:style-name="P2">The University of Pennsylvania/</text:p>
      <text:p text:style-name="P4">Philadelphia Dec 12. 1893./</text:p>
      <text:p text:style-name="P3">My Dear Sir-/</text:p>
      <text:p text:style-name="P3"><text:tab/>The first vol. of the/ Scadia Publictum is out. <text:s/>The/ names of the American subscribers/ are in the hands of the editor--/ Prof Derenburg &amp; I suppose the copies are on/ their way across the ocean--/ vy trly yrs/ Morris Jastrow Jr./</text:p>
      <text:p text:style-name="P3">We secured almost 70 American/ subscriber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16:51.45</meta:creation-date>
    <meta:document-statistic meta:table-count="0" meta:image-count="0" meta:object-count="0" meta:page-count="2" meta:paragraph-count="66" meta:word-count="228" meta:character-count="1630"/>
    <dc:date>2011-12-19T13:20:06.14</dc:date>
    <dc:creator>Penn Libraries</dc:creator>
    <meta:editing-duration>PT00H03M14S</meta:editing-duration>
    <meta:editing-cycles>1</meta:editing-cycles>
    <meta:generator>OpenOffice.org/3.2$Win32 OpenOffice.org_project/320m12$Build-9483</meta:generator>
  </office:meta>
</office:document-meta>
</file>